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left="1.251cm" fo:margin-right="0cm" fo:margin-top="0cm" fo:margin-bottom="0cm" loext:contextual-spacing="false" fo:text-indent="0cm" style:auto-text-indent="false"/>
    </style:style>
    <style:style style:name="P3" style:family="paragraph" style:parent-style-name="Text_20_body">
      <style:paragraph-properties fo:margin-left="1.251cm" fo:margin-right="0cm" fo:margin-top="0cm" fo:margin-bottom="0cm" loext:contextual-spacing="false" fo:text-indent="0cm" style:auto-text-indent="false"/>
      <style:text-properties officeooo:rsid="00232c1f" officeooo:paragraph-rsid="00232c1f"/>
    </style:style>
    <style:style style:name="P4" style:family="paragraph" style:parent-style-name="Text_20_body">
      <style:paragraph-properties fo:margin-left="1.251cm" fo:margin-right="0cm" fo:margin-top="0cm" fo:margin-bottom="0cm" loext:contextual-spacing="false" fo:text-indent="0cm" style:auto-text-indent="false"/>
      <style:text-properties officeooo:paragraph-rsid="00232c1f"/>
    </style:style>
    <style:style style:name="P5" style:family="paragraph" style:parent-style-name="Text_20_body">
      <style:paragraph-properties fo:margin-left="1.251cm" fo:margin-right="0cm" fo:margin-top="0cm" fo:margin-bottom="0cm" loext:contextual-spacing="false" fo:text-indent="0cm" style:auto-text-indent="false"/>
      <style:text-properties officeooo:rsid="0023cead" officeooo:paragraph-rsid="0023cead"/>
    </style:style>
    <style:style style:name="P6" style:family="paragraph" style:parent-style-name="Text_20_body">
      <style:paragraph-properties fo:margin-left="1.251cm" fo:margin-right="0cm" fo:margin-top="0cm" fo:margin-bottom="0cm" loext:contextual-spacing="false" fo:text-indent="0cm" style:auto-text-indent="false"/>
      <style:text-properties officeooo:paragraph-rsid="0023cead"/>
    </style:style>
    <style:style style:name="P7" style:family="paragraph" style:parent-style-name="Text_20_body">
      <style:paragraph-properties fo:margin-left="1.251cm" fo:margin-right="0cm" fo:margin-top="0cm" fo:margin-bottom="0cm" loext:contextual-spacing="false" fo:text-indent="0cm" style:auto-text-indent="false"/>
      <style:text-properties officeooo:rsid="00270c34" officeooo:paragraph-rsid="00270c34"/>
    </style:style>
    <style:style style:name="P8" style:family="paragraph" style:parent-style-name="Text_20_body">
      <style:paragraph-properties fo:margin-left="1.251cm" fo:margin-right="0cm" fo:margin-top="0cm" fo:margin-bottom="0cm" loext:contextual-spacing="false" fo:text-indent="0cm" style:auto-text-indent="false"/>
      <style:text-properties officeooo:rsid="00272ffd" officeooo:paragraph-rsid="00272ffd"/>
    </style:style>
    <style:style style:name="P9" style:family="paragraph" style:parent-style-name="Text_20_body">
      <style:paragraph-properties fo:margin-left="1.251cm" fo:margin-right="0cm" fo:margin-top="0cm" fo:margin-bottom="0cm" loext:contextual-spacing="false" fo:text-indent="0cm" style:auto-text-indent="false"/>
      <style:text-properties officeooo:rsid="0027a337" officeooo:paragraph-rsid="0027a337"/>
    </style:style>
    <style:style style:name="P10" style:family="paragraph" style:parent-style-name="Text_20_body">
      <style:paragraph-properties fo:margin-left="1.251cm" fo:margin-right="0cm" fo:margin-top="0cm" fo:margin-bottom="0cm" loext:contextual-spacing="false" fo:text-indent="0cm" style:auto-text-indent="false"/>
      <style:text-properties officeooo:rsid="00281ad7" officeooo:paragraph-rsid="00272ffd"/>
    </style:style>
    <style:style style:name="P11" style:family="paragraph" style:parent-style-name="Text_20_body">
      <style:paragraph-properties fo:margin-left="1.251cm" fo:margin-right="0cm" fo:margin-top="0cm" fo:margin-bottom="0cm" loext:contextual-spacing="false" fo:text-indent="0cm" style:auto-text-indent="false"/>
      <style:text-properties officeooo:rsid="00281ad7" officeooo:paragraph-rsid="00281ad7"/>
    </style:style>
    <style:style style:name="P12" style:family="paragraph" style:parent-style-name="Text_20_body">
      <style:paragraph-properties fo:margin-left="1.251cm" fo:margin-right="0cm" fo:margin-top="0cm" fo:margin-bottom="0cm" loext:contextual-spacing="false" fo:text-indent="0cm" style:auto-text-indent="false"/>
      <style:text-properties officeooo:rsid="0029ea4d" officeooo:paragraph-rsid="0029ea4d"/>
    </style:style>
    <style:style style:name="P13" style:family="paragraph" style:parent-style-name="Text_20_body">
      <style:paragraph-properties fo:margin-left="1.251cm" fo:margin-right="0cm" fo:margin-top="0cm" fo:margin-bottom="0cm" loext:contextual-spacing="false" fo:text-indent="0cm" style:auto-text-indent="false"/>
      <style:text-properties officeooo:rsid="002b5b14" officeooo:paragraph-rsid="002b5b14"/>
    </style:style>
    <style:style style:name="P14" style:family="paragraph" style:parent-style-name="Text_20_body">
      <style:paragraph-properties fo:margin-left="1.251cm" fo:margin-right="0cm" fo:margin-top="0cm" fo:margin-bottom="0cm" loext:contextual-spacing="false" fo:text-indent="0cm" style:auto-text-indent="false"/>
      <style:text-properties officeooo:rsid="002be08e" officeooo:paragraph-rsid="002be08e"/>
    </style:style>
    <style:style style:name="P15" style:family="paragraph" style:parent-style-name="Text_20_body">
      <style:paragraph-properties fo:margin-left="1.251cm" fo:margin-right="0cm" fo:text-indent="0cm" style:auto-text-indent="false"/>
    </style:style>
    <style:style style:name="P16" style:family="paragraph" style:parent-style-name="Text_20_body">
      <style:paragraph-properties fo:margin-left="1.251cm" fo:margin-right="0cm" fo:text-indent="0cm" style:auto-text-indent="false"/>
      <style:text-properties officeooo:rsid="0029ea4d"/>
    </style:style>
    <style:style style:name="P17" style:family="paragraph" style:parent-style-name="Text_20_body" style:list-style-name="L2"/>
    <style:style style:name="P18" style:family="paragraph" style:parent-style-name="Text_20_body" style:list-style-name="L2">
      <style:text-properties fo:font-weight="bold" style:font-weight-asian="bold" style:font-weight-complex="bold"/>
    </style:style>
    <style:style style:name="P19" style:family="paragraph" style:parent-style-name="Text_20_body" style:list-style-name="L6">
      <style:text-properties fo:font-weight="bold" style:font-weight-asian="bold" style:font-weight-complex="bold"/>
    </style:style>
    <style:style style:name="P20" style:family="paragraph" style:parent-style-name="Text_20_body" style:list-style-name="L4"/>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7">
      <style:text-properties officeooo:paragraph-rsid="0021c2f3"/>
    </style:style>
    <style:style style:name="P24" style:family="paragraph" style:parent-style-name="Text_20_body" style:list-style-name="L2">
      <style:text-properties officeooo:rsid="000a542f" officeooo:paragraph-rsid="00305338"/>
    </style:style>
    <style:style style:name="P25" style:family="paragraph" style:parent-style-name="Text_20_body" style:list-style-name="L2">
      <style:text-properties officeooo:rsid="000d112f" officeooo:paragraph-rsid="00305338"/>
    </style:style>
    <style:style style:name="P26" style:family="paragraph" style:parent-style-name="Text_20_body" style:list-style-name="L1">
      <style:paragraph-properties fo:margin-top="0cm" fo:margin-bottom="0cm" loext:contextual-spacing="false"/>
      <style:text-properties fo:font-weight="bold" officeooo:rsid="001d208f" officeooo:paragraph-rsid="001d208f" style:font-weight-asian="bold" style:font-weight-complex="bold"/>
    </style:style>
    <style:style style:name="P27" style:family="paragraph" style:parent-style-name="Text_20_body" style:list-style-name="L1">
      <style:paragraph-properties fo:margin-top="0cm" fo:margin-bottom="0cm" loext:contextual-spacing="false"/>
      <style:text-properties fo:font-weight="bold" style:font-weight-asian="bold" style:font-weight-complex="bold"/>
    </style:style>
    <style:style style:name="P28" style:family="paragraph" style:parent-style-name="Text_20_body" style:list-style-name="L1">
      <style:paragraph-properties fo:margin-top="0cm" fo:margin-bottom="0cm" loext:contextual-spacing="false"/>
      <style:text-properties fo:font-weight="bold" officeooo:paragraph-rsid="00166b3b" style:font-weight-asian="bold" style:font-weight-complex="bold"/>
    </style:style>
    <style:style style:name="P29" style:family="paragraph" style:parent-style-name="Text_20_body" style:list-style-name="L2">
      <style:paragraph-properties fo:margin-top="0cm" fo:margin-bottom="0cm" loext:contextual-spacing="false"/>
      <style:text-properties fo:font-weight="bold" style:font-weight-asian="bold" style:font-weight-complex="bold"/>
    </style:style>
    <style:style style:name="P30" style:family="paragraph" style:parent-style-name="Text_20_body" style:list-style-name="L4">
      <style:paragraph-properties fo:margin-top="0cm" fo:margin-bottom="0cm" loext:contextual-spacing="false"/>
      <style:text-properties fo:font-weight="bold" style:font-weight-asian="bold" style:font-weight-complex="bold"/>
    </style:style>
    <style:style style:name="P31" style:family="paragraph" style:parent-style-name="Text_20_body" style:list-style-name="L5">
      <style:paragraph-properties fo:margin-top="0cm" fo:margin-bottom="0cm" loext:contextual-spacing="false"/>
      <style:text-properties fo:font-weight="bold" style:font-weight-asian="bold" style:font-weight-complex="bold"/>
    </style:style>
    <style:style style:name="P32" style:family="paragraph" style:parent-style-name="Text_20_body" style:list-style-name="L6">
      <style:paragraph-properties fo:margin-top="0cm" fo:margin-bottom="0cm" loext:contextual-spacing="false"/>
      <style:text-properties fo:font-weight="bold" style:font-weight-asian="bold" style:font-weight-complex="bold"/>
    </style:style>
    <style:style style:name="P33" style:family="paragraph" style:parent-style-name="Text_20_body" style:list-style-name="L6">
      <style:paragraph-properties fo:margin-top="0cm" fo:margin-bottom="0cm" loext:contextual-spacing="false"/>
      <style:text-properties fo:font-weight="bold" officeooo:paragraph-rsid="0027a337" style:font-weight-asian="bold" style:font-weight-complex="bold"/>
    </style:style>
    <style:style style:name="P34" style:family="paragraph" style:parent-style-name="Text_20_body" style:list-style-name="L7">
      <style:paragraph-properties fo:margin-top="0cm" fo:margin-bottom="0cm" loext:contextual-spacing="false"/>
      <style:text-properties fo:font-weight="bold" style:font-weight-asian="bold" style:font-weight-complex="bold"/>
    </style:style>
    <style:style style:name="P35" style:family="paragraph" style:parent-style-name="Text_20_body" style:list-style-name="L7">
      <style:paragraph-properties fo:margin-top="0cm" fo:margin-bottom="0cm" loext:contextual-spacing="false"/>
      <style:text-properties fo:font-weight="bold" officeooo:paragraph-rsid="00232c1f" style:font-weight-asian="bold" style:font-weight-complex="bold"/>
    </style:style>
    <style:style style:name="P36" style:family="paragraph" style:parent-style-name="Text_20_body" style:list-style-name="L7">
      <style:paragraph-properties fo:margin-top="0cm" fo:margin-bottom="0cm" loext:contextual-spacing="false"/>
      <style:text-properties fo:font-weight="bold" officeooo:rsid="00232c1f" officeooo:paragraph-rsid="0023cead" style:font-weight-asian="bold" style:font-weight-complex="bold"/>
    </style:style>
    <style:style style:name="P37" style:family="paragraph" style:parent-style-name="Text_20_body" style:list-style-name="L7">
      <style:paragraph-properties fo:margin-top="0cm" fo:margin-bottom="0cm" loext:contextual-spacing="false"/>
      <style:text-properties fo:font-weight="bold" officeooo:rsid="0023cead" officeooo:paragraph-rsid="0023cead" style:font-weight-asian="bold" style:font-weight-complex="bold"/>
    </style:style>
    <style:style style:name="P38" style:family="paragraph" style:parent-style-name="Text_20_body" style:list-style-name="L7">
      <style:paragraph-properties fo:margin-top="0cm" fo:margin-bottom="0cm" loext:contextual-spacing="false"/>
      <style:text-properties fo:font-weight="bold" officeooo:rsid="0023cead" officeooo:paragraph-rsid="00270c34" style:font-weight-asian="bold" style:font-weight-complex="bold"/>
    </style:style>
    <style:style style:name="P39" style:family="paragraph" style:parent-style-name="Text_20_body" style:list-style-name="L7">
      <style:paragraph-properties fo:margin-top="0cm" fo:margin-bottom="0cm" loext:contextual-spacing="false"/>
      <style:text-properties fo:font-weight="bold" officeooo:rsid="0023cead" officeooo:paragraph-rsid="00272ffd" style:font-weight-asian="bold" style:font-weight-complex="bold"/>
    </style:style>
    <style:style style:name="P40" style:family="paragraph" style:parent-style-name="Text_20_body" style:list-style-name="L7">
      <style:paragraph-properties fo:margin-top="0cm" fo:margin-bottom="0cm" loext:contextual-spacing="false"/>
      <style:text-properties fo:font-weight="bold" officeooo:rsid="0023cead" officeooo:paragraph-rsid="0027a337" style:font-weight-asian="bold" style:font-weight-complex="bold"/>
    </style:style>
    <style:style style:name="P41" style:family="paragraph" style:parent-style-name="Text_20_body" style:list-style-name="L7">
      <style:paragraph-properties fo:margin-top="0cm" fo:margin-bottom="0cm" loext:contextual-spacing="false"/>
      <style:text-properties fo:font-weight="bold" officeooo:rsid="0023cead" officeooo:paragraph-rsid="00281ad7" style:font-weight-asian="bold" style:font-weight-complex="bold"/>
    </style:style>
    <style:style style:name="P42" style:family="paragraph" style:parent-style-name="Text_20_body" style:list-style-name="L7">
      <style:paragraph-properties fo:margin-top="0cm" fo:margin-bottom="0cm" loext:contextual-spacing="false"/>
      <style:text-properties fo:font-weight="bold" officeooo:rsid="0023cead" officeooo:paragraph-rsid="002b5b14" style:font-weight-asian="bold" style:font-weight-complex="bold"/>
    </style:style>
    <style:style style:name="P43" style:family="paragraph" style:parent-style-name="Text_20_body" style:list-style-name="L7">
      <style:paragraph-properties fo:margin-top="0cm" fo:margin-bottom="0cm" loext:contextual-spacing="false"/>
      <style:text-properties fo:font-weight="bold" officeooo:rsid="0023cead" officeooo:paragraph-rsid="002be08e" style:font-weight-asian="bold" style:font-weight-complex="bold"/>
    </style:style>
    <style:style style:name="P44" style:family="paragraph" style:parent-style-name="Text_20_body" style:list-style-name="L1">
      <style:paragraph-properties fo:margin-top="0cm" fo:margin-bottom="0cm" loext:contextual-spacing="false"/>
    </style:style>
    <style:style style:name="P45" style:family="paragraph" style:parent-style-name="Text_20_body" style:list-style-name="L1">
      <style:paragraph-properties fo:margin-top="0cm" fo:margin-bottom="0cm" loext:contextual-spacing="false"/>
      <style:text-properties officeooo:paragraph-rsid="00166b3b"/>
    </style:style>
    <style:style style:name="P46" style:family="paragraph" style:parent-style-name="Text_20_body" style:list-style-name="L1">
      <style:paragraph-properties fo:margin-top="0cm" fo:margin-bottom="0cm" loext:contextual-spacing="false"/>
      <style:text-properties officeooo:rsid="00270c34" officeooo:paragraph-rsid="00270c34"/>
    </style:style>
    <style:style style:name="P47" style:family="paragraph" style:parent-style-name="Text_20_body" style:list-style-name="L2">
      <style:paragraph-properties fo:margin-top="0cm" fo:margin-bottom="0cm" loext:contextual-spacing="false"/>
    </style:style>
    <style:style style:name="P48" style:family="paragraph" style:parent-style-name="Text_20_body" style:list-style-name="L3">
      <style:paragraph-properties fo:margin-top="0cm" fo:margin-bottom="0cm" loext:contextual-spacing="false"/>
    </style:style>
    <style:style style:name="P49" style:family="paragraph" style:parent-style-name="Text_20_body" style:list-style-name="L4">
      <style:paragraph-properties fo:margin-top="0cm" fo:margin-bottom="0cm" loext:contextual-spacing="false"/>
    </style:style>
    <style:style style:name="P50" style:family="paragraph" style:parent-style-name="Text_20_body" style:list-style-name="L5">
      <style:paragraph-properties fo:margin-top="0cm" fo:margin-bottom="0cm" loext:contextual-spacing="false"/>
    </style:style>
    <style:style style:name="P51" style:family="paragraph" style:parent-style-name="Text_20_body" style:list-style-name="L6">
      <style:paragraph-properties fo:margin-top="0cm" fo:margin-bottom="0cm" loext:contextual-spacing="false"/>
    </style:style>
    <style:style style:name="P52" style:family="paragraph" style:parent-style-name="Text_20_body" style:list-style-name="L7">
      <style:paragraph-properties fo:margin-top="0cm" fo:margin-bottom="0cm" loext:contextual-spacing="false"/>
    </style:style>
    <style:style style:name="P53" style:family="paragraph" style:parent-style-name="Text_20_body" style:list-style-name="L7">
      <style:paragraph-properties fo:margin-top="0cm" fo:margin-bottom="0cm" loext:contextual-spacing="false"/>
      <style:text-properties officeooo:paragraph-rsid="0023cead"/>
    </style:style>
    <style:style style:name="P54" style:family="paragraph" style:parent-style-name="Text_20_body" style:list-style-name="L7">
      <style:paragraph-properties fo:margin-top="0cm" fo:margin-bottom="0cm" loext:contextual-spacing="false"/>
      <style:text-properties officeooo:rsid="00232c1f" officeooo:paragraph-rsid="00232c1f"/>
    </style:style>
    <style:style style:name="P55" style:family="paragraph" style:parent-style-name="Text_20_body" style:list-style-name="L7">
      <style:paragraph-properties fo:margin-top="0cm" fo:margin-bottom="0cm" loext:contextual-spacing="false"/>
      <style:text-properties officeooo:rsid="0023cead" officeooo:paragraph-rsid="0023cead"/>
    </style:style>
    <style:style style:name="P56" style:family="paragraph" style:parent-style-name="Text_20_body" style:list-style-name="L7">
      <style:paragraph-properties fo:margin-left="0cm" fo:margin-right="0cm" fo:margin-top="0cm" fo:margin-bottom="0cm" loext:contextual-spacing="false" fo:text-indent="0cm" style:auto-text-indent="false"/>
      <style:text-properties officeooo:rsid="0023cead" officeooo:paragraph-rsid="0023cead"/>
    </style:style>
    <style:style style:name="P57" style:family="paragraph" style:parent-style-name="Text_20_body" style:list-style-name="L7">
      <style:paragraph-properties fo:margin-left="0cm" fo:margin-right="0cm" fo:margin-top="0cm" fo:margin-bottom="0cm" loext:contextual-spacing="false" fo:text-indent="0cm" style:auto-text-indent="false"/>
      <style:text-properties officeooo:rsid="0023cead" officeooo:paragraph-rsid="00270c34"/>
    </style:style>
    <style:style style:name="P58" style:family="paragraph" style:parent-style-name="Text_20_body" style:list-style-name="L7">
      <style:paragraph-properties fo:margin-left="0cm" fo:margin-right="0cm" fo:margin-top="0cm" fo:margin-bottom="0cm" loext:contextual-spacing="false" fo:text-indent="0cm" style:auto-text-indent="false"/>
      <style:text-properties officeooo:rsid="00272ffd" officeooo:paragraph-rsid="00272ffd"/>
    </style:style>
    <style:style style:name="P59" style:family="paragraph" style:parent-style-name="Text_20_body" style:list-style-name="L7">
      <style:paragraph-properties fo:margin-left="0cm" fo:margin-right="0cm" fo:margin-top="0cm" fo:margin-bottom="0cm" loext:contextual-spacing="false" fo:text-indent="0cm" style:auto-text-indent="false"/>
      <style:text-properties officeooo:rsid="0027a337" officeooo:paragraph-rsid="0027a337"/>
    </style:style>
    <style:style style:name="P60" style:family="paragraph" style:parent-style-name="Text_20_body" style:list-style-name="L7">
      <style:paragraph-properties fo:margin-left="0cm" fo:margin-right="0cm" fo:margin-top="0cm" fo:margin-bottom="0cm" loext:contextual-spacing="false" fo:text-indent="0cm" style:auto-text-indent="false"/>
      <style:text-properties officeooo:rsid="00281ad7" officeooo:paragraph-rsid="00281ad7"/>
    </style:style>
    <style:style style:name="P61" style:family="paragraph" style:parent-style-name="Text_20_body" style:list-style-name="L7">
      <style:paragraph-properties fo:margin-left="0cm" fo:margin-right="0cm" fo:margin-top="0cm" fo:margin-bottom="0cm" loext:contextual-spacing="false" fo:text-indent="0cm" style:auto-text-indent="false"/>
      <style:text-properties officeooo:rsid="002b5b14" officeooo:paragraph-rsid="002b5b14"/>
    </style:style>
    <style:style style:name="P62" style:family="paragraph" style:parent-style-name="Text_20_body" style:list-style-name="L7">
      <style:paragraph-properties fo:margin-left="0cm" fo:margin-right="0cm" fo:margin-top="0cm" fo:margin-bottom="0cm" loext:contextual-spacing="false" fo:text-indent="0cm" style:auto-text-indent="false"/>
      <style:text-properties officeooo:rsid="002be08e" officeooo:paragraph-rsid="002be08e"/>
    </style:style>
    <style:style style:name="P63" style:family="paragraph" style:parent-style-name="Standard" style:list-style-name="L5">
      <style:paragraph-properties fo:margin-top="0cm" fo:margin-bottom="0cm" loext:contextual-spacing="false"/>
      <style:text-properties officeooo:paragraph-rsid="0031dc85"/>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officeooo:rsid="00232c1f"/>
    </style:style>
    <style:style style:name="T4" style:family="text">
      <style:text-properties officeooo:rsid="0027a337"/>
    </style:style>
    <style:style style:name="T5" style:family="text">
      <style:text-properties officeooo:rsid="0031dc85"/>
    </style:style>
    <text:list-style style:name="L1">
      <text:list-level-style-number text:level="1"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1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1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2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3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list xml:id="list322863428646410159" text:style-name="L1">
        <text:list-header>
          <text:p text:style-name="P26">SQL Server – General Interview Questions</text:p>
          <text:p text:style-name="P44"/>
        </text:list-header>
        <text:list-item>
          <text:p text:style-name="P27">Which TCP/IP port does SQL Server run on? How can it be changed?</text:p>
          <text:p text:style-name="P44"/>
          <text:p text:style-name="P45">SQL Server runs on port 1433. It can be changed from the Network Utility TCP/IP properties.</text:p>
          <text:p text:style-name="P45"/>
        </text:list-item>
        <text:list-item>
          <text:p text:style-name="P28">What are the difference between clustered and a non-clustered index?</text:p>
          <text:p text:style-name="P45"/>
          <text:list>
            <text:list-item>
              <text:p text:style-name="P44"><text:span text:style-name="T1">A clustered index</text:span> is a special type of index that reorders the way records in the table are physically stored. Therefore table can have only one clustered index. The leaf nodes of a clustered index contain the data pages. </text:p>
            </text:list-item>
            <text:list-item>
              <text:p text:style-name="P44"><text:span text:style-name="T1">A non clustered index</text:span> is a special type of index in which the logical order of the index does not match the physical stored order of the rows on disk. The leaf node of a non clustered index does not consist of the data pages. Instead, the leaf nodes contain index rows. </text:p>
              <text:p text:style-name="P46"/>
            </text:list-item>
          </text:list>
        </text:list-item>
        <text:list-item>
          <text:p text:style-name="P27">What are different types of Collation Sensitivity?</text:p>
          <text:p text:style-name="P44"/>
          <text:list>
            <text:list-item>
              <text:p text:style-name="P44"><text:span text:style-name="T1">Case sensitivity</text:span> - A and a, B and b, etc. </text:p>
            </text:list-item>
            <text:list-item>
              <text:p text:style-name="P44"><text:span text:style-name="T1">Accent sensitivity</text:span> </text:p>
            </text:list-item>
            <text:list-item>
              <text:p text:style-name="P44"><text:span text:style-name="T1">Kana Sensitivity</text:span> - When Japanese kana characters Hiragana and Katakana are treated differently, it is called Kana sensitive. </text:p>
            </text:list-item>
            <text:list-item>
              <text:p text:style-name="P44"><text:span text:style-name="T1">Width sensitivity</text:span> - A single-byte character (half-width) and the same character represented as a double-byte character (full-width) are treated differently than it is width sensitive. </text:p>
              <text:p text:style-name="P44"/>
            </text:list-item>
          </text:list>
        </text:list-item>
      </text:list>
      <text:p text:style-name="Standard"/>
      <text:list xml:id="list165027080306433" text:continue-numbering="true" text:style-name="L1">
        <text:list-item>
          <text:p text:style-name="P27">What is difference between DELETE and TRUNCATE commands?</text:p>
        </text:list-item>
      </text:list>
      <text:list xml:id="list1593191159154945954" text:style-name="L2">
        <text:list-header>
          <text:p text:style-name="P47"/>
          <text:p text:style-name="P47">Delete command removes the rows from a table based on the condition that we provide with a WHERE clause. Truncate will actually remove all the rows from a table and there will be no data in the table after we run the truncate command. </text:p>
          <text:p text:style-name="P47"/>
        </text:list-header>
      </text:list>
      <text:p text:style-name="P2"><text:span text:style-name="T1">TRUNCATE</text:span>: </text:p>
      <text:list xml:id="list266423287550128733" text:style-name="L3">
        <text:list-item>
          <text:list>
            <text:list-item>
              <text:list>
                <text:list-item>
                  <text:p text:style-name="P48">TRUNCATE is faster and uses fewer system and transaction log resources than DELETE. </text:p>
                </text:list-item>
                <text:list-item>
                  <text:p text:style-name="P48">TRUNCATE removes the data by deallocating the data pages used to store the table's data, and only the page deallocations are recorded in the transaction log. </text:p>
                </text:list-item>
                <text:list-item>
                  <text:p text:style-name="P48">TRUNCATE removes all rows from a table, but the table structure, its columns, constraints, indexes and so on, remains. The counter used by an identity for new rows is reset to the seed for the column. </text:p>
                </text:list-item>
                <text:list-item>
                  <text:p text:style-name="P48"><text:soft-page-break/>You cannot use TRUNCATE TABLE on a table referenced by a FOREIGN KEY constraint. Because TRUNCATE TABLE is not logged, it cannot activate a trigger. </text:p>
                </text:list-item>
                <text:list-item>
                  <text:p text:style-name="P48">TRUNCATE cannot be rolled back. </text:p>
                </text:list-item>
                <text:list-item>
                  <text:p text:style-name="P48">TRUNCATE is DDL Command. </text:p>
                </text:list-item>
                <text:list-item>
                  <text:p text:style-name="P48">TRUNCATE Resets identity of the table </text:p>
                </text:list-item>
              </text:list>
            </text:list-item>
          </text:list>
        </text:list-item>
      </text:list>
      <text:list xml:id="list165026073926840" text:continue-list="list1593191159154945954" text:style-name="L2">
        <text:list-item>
          <text:list>
            <text:list-item>
              <text:list>
                <text:list-header>
                  <text:p text:style-name="P47"/>
                </text:list-header>
              </text:list>
            </text:list-item>
          </text:list>
          <text:p text:style-name="P17">Note: DELETE and TRUNCATE both can be rolled back when surrounded by TRANSACTION if the current session is not closed. If TRUNCATE is written in Query Editor surrounded by TRANSACTION and if session is closed, it can not be rolled back but DELETE can be rolled back.</text:p>
          <text:p text:style-name="P17"/>
        </text:list-item>
        <text:list-item>
          <text:p text:style-name="P29">When is the use of UPDATE_STATISTICS command?</text:p>
          <text:p text:style-name="P47"/>
          <text:p text:style-name="P47">This command is basically used when a large processing of data has occurred. If a large amount of deletions any modification or Bulk Copy into the tables has occurred, it has to update the indexes to take these changes into account. UPDATE_STATISTICS updates the indexes on these tables accordingly.</text:p>
          <text:p text:style-name="P47"/>
        </text:list-item>
        <text:list-item>
          <text:p text:style-name="P18">What is SQL Profiler?</text:p>
          <text:p text:style-name="P17"/>
          <text:p text:style-name="P17">SQL Profiler is a graphical tool that allows system administrators to monitor events in an instance of Microsoft SQL Server. You can capture and save data about each event to a file or SQL Server table to analyze later. For example, you can monitor a production environment to see which stored procedures are hampering performances by executing too slowly.</text:p>
          <text:p text:style-name="P17">Use SQL Profiler to monitor only the events in which you are interested. If traces are becoming too large, you can filter them based on the information you want, so that only a subset of the event data is collected. Monitoring too many events adds overhead to the server and the monitoring process and can cause the trace file or trace table to grow very large, especially when the monitoring process takes place over a long period of time. </text:p>
        </text:list-item>
      </text:list>
      <text:p text:style-name="P15"/>
      <text:p text:style-name="P12">-SQL Server provides a graphical tool which helps system administrators to monitor T-SQL statements of Database Engine.</text:p>
      <text:p text:style-name="P12"/>
      <text:p text:style-name="P12">-SQL Profiler can capture and store data related to every event to a file or a table.</text:p>
      <text:p text:style-name="P12">-SQL Server Profiler can be used :</text:p>
      <text:p text:style-name="P12"/>
      <text:p text:style-name="P12">1. To create a trace </text:p>
      <text:p text:style-name="P12">2. To store the trace results in a table.</text:p>
      <text:p text:style-name="P12">3. To watch the trace results when the trace runs </text:p>
      <text:p text:style-name="P12"><text:soft-page-break/>4. To replay the trace results </text:p>
      <text:p text:style-name="P16">5. To start, stop, pause, and modify the trace results</text:p>
      <text:p text:style-name="P15"/>
      <text:list xml:id="list165026805649794" text:continue-numbering="true" text:style-name="L2">
        <text:list-item>
          <text:p text:style-name="P29">What are the authentication modes in SQL Server? How can it be changed?</text:p>
          <text:p text:style-name="P47"/>
          <text:p text:style-name="P25"><text:span text:style-name="T2">Windows Mode</text:span> = <text:s/>Windows Authentication only</text:p>
          <text:p text:style-name="P25"><text:span text:style-name="T2">Mixed Mode</text:span> = <text:s/>Windows Authentication and SQL Server Authentication</text:p>
          <text:p text:style-name="P24">Modes can be changed by selecting the tools menu of SQL Server configuration properties and choose security page.</text:p>
        </text:list-item>
      </text:list>
      <text:p text:style-name="Standard"/>
      <text:list xml:id="list165026750785011" text:continue-numbering="true" text:style-name="L2">
        <text:list-item>
          <text:p text:style-name="P29">Which command using Query Analyzer will give you the version of SQL server and operating system?</text:p>
        </text:list-item>
      </text:list>
      <text:list xml:id="list6848842091994560192" text:style-name="L4">
        <text:list-header>
          <text:p text:style-name="P49"/>
          <text:p text:style-name="P49"><text:span text:style-name="Source_20_Text">SELECT SERVERPROPERTY ('productversion'), SERVERPROPERTY ('productlevel'), SERVERPROPERTY ('edition').</text:span></text:p>
          <text:p text:style-name="P49"><text:span text:style-name="Source_20_Text"/></text:p>
        </text:list-header>
        <text:list-item>
          <text:p text:style-name="P30">What is SQL Server Agent?</text:p>
          <text:p text:style-name="P49"/>
          <text:p text:style-name="P49">SQL Server agent plays an important role in the day-to-day tasks of a database administrator (DBA). It is often overlooked as one of the main tools for SQL Server management. Its purpose is to ease the implementation of tasks for the DBA, with its full- function scheduling engine, which allows you to schedule your own jobs and scripts.</text:p>
          <text:p text:style-name="P49"/>
        </text:list-item>
        <text:list-item>
          <text:p text:style-name="P30">Can a stored procedure call itself or recursive stored procedure? How much level SP nesting is possible?</text:p>
          <text:p text:style-name="P49"/>
          <text:p text:style-name="P49">Yes. Because Transact-SQL supports recursion, you can write stored procedures that call themselves. You can nest stored procedures and managed code references up to 32 levels.</text:p>
          <text:p text:style-name="P49"/>
        </text:list-item>
        <text:list-item>
          <text:p text:style-name="P30">What is Log Shipping?</text:p>
          <text:p text:style-name="P49"/>
          <text:p text:style-name="P49">Log shipping is the process of automating the backup of database and transaction log files on a production SQL server, and then restoring them onto a standby server. Enterprise Editions only supports log shipping. In log shipping the transactional log file from one server is automatically updated into the backup database on the other server. If one server fails, the other server will have the same db and can be used this as the Disaster Recovery plan. The key feature of log shipping is that it will automatically backup transaction logs throughout the day and automatically restore them on the standby server at defined interval.</text:p>
        </text:list-item>
      </text:list>
      <text:p text:style-name="P2"/>
      <text:p text:style-name="P12">The main functions of Log Shipping are as follows:</text:p>
      <text:p text:style-name="P12"/>
      <text:p text:style-name="P12">1. To Back up the transaction log of the primary database</text:p>
      <text:p text:style-name="P12"><text:soft-page-break/>2. To Copy the transaction log backup to every secondary server</text:p>
      <text:p text:style-name="P12">3. To Restore the transaction log backup on the secondary database</text:p>
      <text:p text:style-name="P2"/>
      <text:list xml:id="list165026516384373" text:continue-numbering="true" text:style-name="L4">
        <text:list-item>
          <text:p text:style-name="P30">Name 3 ways to get an accurate count of the number of records in a table?</text:p>
          <text:p text:style-name="P49"/>
          <text:p text:style-name="P49"><text:span text:style-name="Source_20_Text">SELECT * FROM table1 <text:line-break/>SELECT COUNT(*) FROM table1 <text:line-break/>SELECT rows FROM sysindexes WHERE id = OBJECT_ID(table1) AND indid &lt; 2 </text:span></text:p>
          <text:p text:style-name="P49"><text:span text:style-name="Source_20_Text"/></text:p>
        </text:list-item>
        <text:list-item>
          <text:p text:style-name="P30">What does it mean to have QUOTED_IDENTIFIER ON? What are the implications of having it OFF?</text:p>
          <text:p text:style-name="P49"/>
          <text:p text:style-name="P20">When SET QUOTED_IDENTIFIER is ON, identifiers can be delimited by double quotation marks, and literals must be delimited by single quotation marks. When SET QUOTED_IDENTIFIER is OFF, identifiers cannot be quoted and must follow all Transact-SQL rules for identifiers.</text:p>
        </text:list-item>
      </text:list>
      <text:p text:style-name="Standard"/>
      <text:list xml:id="list165027415438257" text:continue-numbering="true" text:style-name="L4">
        <text:list-item>
          <text:p text:style-name="P30">What is the difference between a Local and a Global temporary table?</text:p>
        </text:list-item>
      </text:list>
      <text:list xml:id="list1517451508336232176" text:style-name="L5">
        <text:list-header>
          <text:p text:style-name="P50"/>
          <text:list>
            <text:list-item>
              <text:p text:style-name="P50"><text:span text:style-name="T1">A local temporary</text:span> table exists only for the duration of a connection or, if defined inside a compound statement, for the duration of the compound statement. </text:p>
              <text:p text:style-name="P63"/>
              <text:p text:style-name="P63">CREATE TABLE #&lt;tablename&gt;</text:p>
              <text:p text:style-name="P63"/>
            </text:list-item>
            <text:list-item>
              <text:p text:style-name="P50"><text:span text:style-name="T1">A global temporary</text:span> table remains in the database permanently, but the rows exist only within a given connection. When connection is closed, the data in the global temporary table disappears. However, the table definition remains with the database for access when database is opened next time. </text:p>
              <text:p text:style-name="P63"/>
              <text:p text:style-name="P63">CREATE TABLE <text:span text:style-name="T5">#</text:span>#&lt;tablename&gt;</text:p>
              <text:p text:style-name="P63"/>
            </text:list-item>
          </text:list>
        </text:list-header>
        <text:list-item>
          <text:p text:style-name="P31">What is the STUFF function and how does it differ from the REPLACE function?</text:p>
          <text:p text:style-name="P50"/>
          <text:p text:style-name="P50">STUFF function is used to overwrite existing characters. Using this syntax, STUFF (string_expression, start, length, replacement_characters), string_expression is the string that will have characters substituted, start is the starting position, length is the number of characters in the string that are substituted, and replacement_characters are the new characters interjected into the string. REPLACE function to replace existing characters of all occurrences. Using the syntax REPLACE (string_expression, search_string, replacement_string), where every incidence of search_string found in the string_expression will be replaced with replacement_string.</text:p>
        </text:list-item>
      </text:list>
      <text:list xml:id="list7613277707165525376" text:style-name="L6">
        <text:list-header>
          <text:p text:style-name="P51"/>
        </text:list-header>
        <text:list-item>
          <text:p text:style-name="P19">How to get @@ERROR and @@ROWCOUNT at the same time?</text:p>
          <text:p text:style-name="P21"><text:soft-page-break/></text:p>
          <text:p text:style-name="P21">If @@Rowcount is checked after Error checking statement then it will have 0 as the value of @@Recordcount as it would have been reset. And if @@Recordcount is checked before the error-checking statement then @@Error would get reset. To get @@error and @@rowcount at the same time do both in same statement and store them in local variable. </text:p>
          <text:p text:style-name="P51"><text:span text:style-name="Source_20_Text">SELECT @RC = @@ROWCOUNT, @ER = @@ERROR </text:span></text:p>
          <text:p text:style-name="P51"><text:span text:style-name="Source_20_Text"/></text:p>
        </text:list-item>
        <text:list-item>
          <text:p text:style-name="P32">What is a Scheduled Jobs or What is a Scheduled Tasks?</text:p>
          <text:p text:style-name="P51"/>
          <text:p text:style-name="P51">Scheduled tasks let user automate processes that run on regular or predictable cycles. User can schedule administrative tasks, such as cube processing, to run during times of slow business activity. User can also determine the order in which tasks run by creating job steps within a SQL Server Agent job. E.g. back up database, Update Stats of Tables. Job steps give user control over flow of execution. If one job fails, user can configure SQL Server Agent to continue to run the remaining tasks or to stop execution.</text:p>
        </text:list-item>
      </text:list>
      <text:p text:style-name="P1"/>
      <text:list xml:id="list165026509453372" text:continue-numbering="true" text:style-name="L6">
        <text:list-item>
          <text:p text:style-name="P33"><text:span text:style-name="T4">How do you create a Scheduled Job</text:span>?</text:p>
        </text:list-item>
      </text:list>
      <text:p text:style-name="P9"/>
      <text:p text:style-name="P9">1. Connect to your database of SQL server in SQL Server Management Studio.</text:p>
      <text:p text:style-name="P9">2. On the SQL Server Agent. There you will find a Jobs folder. Right click on jobs and choose Add New.</text:p>
      <text:p text:style-name="P9">3. A New Job window will appear. Give a related name for the job.</text:p>
      <text:p text:style-name="P9">4. Click next on the "Steps" in the left menu. A SQL job can have multiple steps either in the form of SQL statement or a stored procedure call.</text:p>
      <text:p text:style-name="P9">5. Click on the "Schedules" in the left menu. A SQL job can contain one or more schedules. A schedule is basically the time at which sql job will run itself. You can specify recurring schedules also.</text:p>
      <text:p text:style-name="P9"/>
      <text:p text:style-name="P9">-Using scheduled job you can also create alert and notifications.</text:p>
      <text:p text:style-name="P1"/>
      <text:list xml:id="list165025805593687" text:continue-numbering="true" text:style-name="L6">
        <text:list-item>
          <text:p text:style-name="P32">What are the advantages of using Stored Procedures?</text:p>
          <text:p text:style-name="P51"/>
          <text:list>
            <text:list-item>
              <text:p text:style-name="P51">Stored procedure can reduced network traffic and latency, boosting application performance. </text:p>
            </text:list-item>
            <text:list-item>
              <text:p text:style-name="P51">Stored procedure execution plans can be reused, staying cached in SQL Server's memory, reducing server overhead. </text:p>
            </text:list-item>
            <text:list-item>
              <text:p text:style-name="P51">Stored procedures help promote code reuse. </text:p>
            </text:list-item>
            <text:list-item>
              <text:p text:style-name="P51">Stored procedures can encapsulate logic. You can change stored procedure code without affecting clients. </text:p>
            </text:list-item>
            <text:list-item>
              <text:p text:style-name="P51">Stored procedures provide better security to your data. </text:p>
              <text:p text:style-name="P51"/>
            </text:list-item>
          </text:list>
        </text:list-item>
        <text:list-item>
          <text:p text:style-name="P32">What is a table called, if it has neither Cluster nor Non-cluster Index? What is it used for?</text:p>
          <text:p text:style-name="P51"><text:soft-page-break/></text:p>
          <text:p text:style-name="P51">Unindexed table or Heap. Microsoft Press Books and Book on Line (BOL) refers it as Heap. A heap is a table that does not have a clustered index and, therefore, the pages are not linked by pointers. The IAM pages are the only structures that link the pages in a table together. Unindexed tables are good for fast storing of data. Many times it is better to drop all indexes from table and then do bulk of inserts and to restore those indexes after that.</text:p>
          <text:p text:style-name="P51"/>
        </text:list-item>
        <text:list-item>
          <text:p text:style-name="P32">Can SQL Servers linked to other servers like Oracle?</text:p>
          <text:p text:style-name="P51"/>
          <text:p text:style-name="P21">SQL Server can be linked to any server provided it has OLE-DB provider from Microsoft to allow a link. E.g. Oracle has an OLE-DB provider for oracle that Microsoft provides to add it as linked server to SQL Server group.</text:p>
        </text:list-item>
      </text:list>
      <text:p text:style-name="Standard"/>
      <text:list xml:id="list4596827088372096110" text:style-name="L7">
        <text:list-item>
          <text:p text:style-name="P34">What is BCP? When does it used?</text:p>
          <text:p text:style-name="P52"/>
          <text:p text:style-name="P52">BulkCopy is a tool used to copy huge amount of data from tables and views. BCP does not copy the structures same as source to destination. BULK INSERT command helps to import a data file into a database table or view in a user-specified format.</text:p>
          <text:p text:style-name="P52"/>
        </text:list-item>
        <text:list-item>
          <text:p text:style-name="P34">How to implement one-to-one, one-to-many and many-to-many relationships while designing tables?</text:p>
          <text:p text:style-name="P52"/>
          <text:p text:style-name="P52">One-to-One relationship can be implemented as a single table and rarely as two tables with primary and foreign key relationships. One-to-Many relationships are implemented by splitting the data into two tables with primary key and foreign key relationships. Many-to-Many relationships are implemented using a junction table with the keys from both the tables forming the composite primary key of the junction table.</text:p>
          <text:p text:style-name="P52"/>
        </text:list-item>
        <text:list-item>
          <text:p text:style-name="P34">What is an execution plan? When would you use it? How would you view the execution plan?</text:p>
          <text:p text:style-name="P52"/>
          <text:p text:style-name="P22">An execution plan is basically a road map that graphically or textually shows the data retrieval methods chosen by the SQL Server query optimizer for a stored procedure or ad- hoc query and is a very useful tool for a developer to understand the performance characteristics of a query or stored procedure since the plan is the one that SQL Server will place in its cache and use to execute the stored procedure or query. </text:p>
          <text:p text:style-name="P23">Query execution plan can be viewed by : <text:line-break/>- Using the Show Execution Plan option available in Query Analyzer,<text:line-break/>- Displaying Estimated Execution Plan on the query dropdown menu, <text:line-break/>- Use the SET SHOWPLAN_TEXT ON command before running a query and capturing the execution plan event in a SQL Server Profiler trace.</text:p>
        </text:list-item>
      </text:list>
      <text:p text:style-name="Standard"/>
      <text:list xml:id="list165025672265887" text:continue-numbering="true" text:style-name="L7">
        <text:list-item>
          <text:p text:style-name="P35">Wh<text:span text:style-name="T3">at is the function of SQL Server Agent Windows service?</text:span></text:p>
          <text:p text:style-name="P54"><text:soft-page-break/></text:p>
        </text:list-item>
      </text:list>
      <text:p text:style-name="P3">- It is a Windows service which handles the tasks scheduled within the SQL Server environment. These tasks are also called as job and are stored with in SQL server. The jobs may run through a trigger, a predefined schedule or on demand. </text:p>
      <text:p text:style-name="P3"/>
      <text:p text:style-name="P3">- This service is very useful in determining why a particular job did not run as intended.</text:p>
      <text:list xml:id="list165026835100330" text:continue-numbering="true" text:style-name="L7">
        <text:list-header>
          <text:p text:style-name="P53"/>
        </text:list-header>
        <text:list-item>
          <text:p text:style-name="P36">Explain different types of Locks in SQL Server.</text:p>
          <text:p text:style-name="P55"/>
        </text:list-item>
      </text:list>
      <text:p text:style-name="P5">There are 3 kinds of locks in SQL Server:</text:p>
      <text:p text:style-name="P5"/>
      <text:p text:style-name="P5">1. <text:span text:style-name="T2">Shared locks</text:span>: They are used for operations which do not allow any change or update of data. For e.g.</text:p>
      <text:p text:style-name="P5">SELECT</text:p>
      <text:p text:style-name="P5"/>
      <text:p text:style-name="P5">2. <text:span text:style-name="T2">Update locks</text:span>: They are used when SQL Server wants to modify a page. The update page lock is then promoted to an exclusive page lock before actually making the changes. </text:p>
      <text:p text:style-name="P5"/>
      <text:p text:style-name="P5">3. <text:span text:style-name="T2">Exclusive locks</text:span>: They are used for the data modification operations. For e.g.</text:p>
      <text:p text:style-name="P5">UPDATE, INSERT, or DELETE.</text:p>
      <text:list xml:id="list165025509816710" text:continue-numbering="true" text:style-name="L7">
        <text:list-header>
          <text:p text:style-name="P53"/>
        </text:list-header>
        <text:list-item>
          <text:p text:style-name="P37">What is DBCC? Give few examples.</text:p>
          <text:p text:style-name="P55"/>
        </text:list-item>
      </text:list>
      <text:p text:style-name="P5">DBCC stands for Database Consistency Checker.These commands are used to check the consistency of the database like validation tasks, maintenance and status checks.</text:p>
      <text:p text:style-name="P5"/>
      <text:p text:style-name="P5">For example –</text:p>
      <text:p text:style-name="P5">1. DBCC CHECKALLOC – It is used to check that all pages are correctly allocated in database.</text:p>
      <text:p text:style-name="P5">2. DBCC CHECKDB – It is used to check the integrity &amp; allocation of specific objects in a database.</text:p>
      <text:p text:style-name="P5">3. DBCC SQLPERF – It is used to show transaction log statistics.</text:p>
      <text:p text:style-name="P5">4. DBCC SQLFILEGROUP – It used to check all the tables file group for any design.</text:p>
      <text:p text:style-name="P4"/>
      <text:list xml:id="list165026119259896" text:continue-numbering="true" text:style-name="L7">
        <text:list-item>
          <text:p text:style-name="P37">What is CTE (Common Table Expression)?</text:p>
          <text:p text:style-name="P56"/>
        </text:list-item>
      </text:list>
      <text:p text:style-name="P5">When a complex SQL statement has number of joins then it can be made easier by using Common Table Expression.</text:p>
      <text:p text:style-name="P5">Write the query with the “WITH” syntax and define a “temp view” for the query.</text:p>
      <text:p text:style-name="P6"/>
      <text:list xml:id="list165025441556799" text:continue-numbering="true" text:style-name="L7">
        <text:list-item>
          <text:p text:style-name="P38">What is use of EXCEPT clause? How does it differ from NOT IN clause?</text:p>
          <text:p text:style-name="P57"/>
        </text:list-item>
      </text:list>
      <text:p text:style-name="P7">What is use of EXCEPT clause? How does it differ from NOT IN clause?</text:p>
      <text:p text:style-name="P7"><text:soft-page-break/>- When we combine two queries using EXCEPT clause, it will return distinct rows from the first SELECT statement that are not returned by the second one.</text:p>
      <text:p text:style-name="P7"/>
      <text:p text:style-name="P7">- EXCEPT clause works the same way as the UNION operator of SQL and MINUS clause in Oracle.</text:p>
      <text:p text:style-name="P7">SELECT … FROM …</text:p>
      <text:p text:style-name="P7">EXCEPT</text:p>
      <text:p text:style-name="P7">SELECT … FROM …</text:p>
      <text:p text:style-name="P7"/>
      <text:list xml:id="list165026914770111" text:continue-numbering="true" text:style-name="L7">
        <text:list-item>
          <text:p text:style-name="P39">What is difference between Index Seek vs. Index Scan?</text:p>
          <text:p text:style-name="P58"/>
        </text:list-item>
      </text:list>
      <text:p text:style-name="P8">- Index Seek and Index Scan are operation for query tuning in execution plans.</text:p>
      <text:p text:style-name="P8"/>
      <text:p text:style-name="P8">- Table Scan scans every record of the table. So the cost of proportional is the number of rows of that table.</text:p>
      <text:p text:style-name="P8"/>
      <text:p text:style-name="P8">- The Index Scan is preferred only when the table is small.</text:p>
      <text:p text:style-name="P8"/>
      <text:p text:style-name="P8">- Index Seek only touches the rows which qualify and the pages that contain that qualifying rows, so the cost of proportional is the number of qualifying rows and pages instead of the number of rows in the table.</text:p>
      <text:p text:style-name="P8"/>
      <text:p text:style-name="P8">- Index seek is preferred for highly sensitive queries</text:p>
      <text:p text:style-name="P8"/>
      <text:list xml:id="list165026916399954" text:continue-numbering="true" text:style-name="L7">
        <text:list-item>
          <text:p text:style-name="P40">What is OPENXML in SQL Server?</text:p>
          <text:p text:style-name="P59"/>
        </text:list-item>
      </text:list>
      <text:p text:style-name="P9">-OPENXML provides an easy way to use an XML document as a data-source for your procedures. </text:p>
      <text:p text:style-name="P9"/>
      <text:p text:style-name="P9">-OPENXML data can be manipulated the same way we deal with database tables by treating xml tags in the form of columns and the value in the form of rows.</text:p>
      <text:p text:style-name="P9"/>
      <text:p text:style-name="P9">-By using OPENXML Data can be inserted or updated very quickly without multiple trips to the database.</text:p>
      <text:p text:style-name="P9"/>
      <text:list xml:id="list165026117808176" text:continue-numbering="true" text:style-name="L7">
        <text:list-item>
          <text:p text:style-name="P41">What are Sparse columns?</text:p>
          <text:p text:style-name="P60"/>
        </text:list-item>
      </text:list>
      <text:p text:style-name="P11">- Sparse column is a type of column which is used to optimize storage for null values.</text:p>
      <text:p text:style-name="P11"/>
      <text:p text:style-name="P11">- When a column there is big number of null then by defining that column as spars column we can save a large amount of disk space.</text:p>
      <text:p text:style-name="P11"/>
      <text:p text:style-name="P11">- The drawback of sparse column is that it requires more space for the non null values. When we define a column as sparse it requires additional 4 Byte for not null values.</text:p>
      <text:p text:style-name="P11"><text:soft-page-break/></text:p>
      <text:list xml:id="list165026203566835" text:continue-numbering="true" text:style-name="L7">
        <text:list-item>
          <text:p text:style-name="P41">What is RANK function?</text:p>
          <text:p text:style-name="P60"/>
        </text:list-item>
      </text:list>
      <text:p text:style-name="P11">-RANK is one of the Ranking functions which are used to give rank to each row in the result set of a SELECT statement.</text:p>
      <text:p text:style-name="P11"/>
      <text:p text:style-name="P11">-For using this function first specify the function name, followed by the empty parentheses.</text:p>
      <text:p text:style-name="P11"/>
      <text:p text:style-name="P11">-Then specify the OVER function. For this function, you have to pass an ORDER BY clause as an argument. The clause specifies the column(s) that you are going to rank.</text:p>
      <text:p text:style-name="P10"/>
      <text:list xml:id="list165026211185620" text:continue-numbering="true" text:style-name="L7">
        <text:list-item>
          <text:p text:style-name="P42">What are different types of replication in SQL Server?</text:p>
          <text:p text:style-name="P61"/>
        </text:list-item>
      </text:list>
      <text:p text:style-name="P13">There are three types of replication in SQL SERVER :</text:p>
      <text:p text:style-name="P13"/>
      <text:p text:style-name="P13">1. Snapshot Replication</text:p>
      <text:p text:style-name="P13"/>
      <text:p text:style-name="P13">- In Snapshot Replication snapshot of one database is transferred to another database.</text:p>
      <text:p text:style-name="P13">- In this replication data can be refreshed periodically and all data will be copied to another database every time the table is refreshed.</text:p>
      <text:p text:style-name="P13"/>
      <text:p text:style-name="P13">2. Transactional Replication</text:p>
      <text:p text:style-name="P13"/>
      <text:p text:style-name="P13">- In transactional replication data will be same as in snapshot replication, but later only the transactions are synchronized instead of replicating the whole database.</text:p>
      <text:p text:style-name="P13">- We can specify the refresh of database either continuously or on periodic basis.</text:p>
      <text:p text:style-name="P13"/>
      <text:p text:style-name="P13">3. Merge Replication</text:p>
      <text:p text:style-name="P13"/>
      <text:p text:style-name="P13">- Merge replication replicate data from multiple sources into a single central database.</text:p>
      <text:p text:style-name="P13">- The initial load will be same as in snapshot replication but later it allows change of data both on subscriber and publisher, later when they come on-line it detects and combines them and updates accordingly.</text:p>
      <text:p text:style-name="P13"/>
      <text:list xml:id="list165026256471929" text:continue-numbering="true" text:style-name="L7">
        <text:list-item>
          <text:p text:style-name="P43">What are Magic tables in SQL Server?</text:p>
          <text:p text:style-name="P62"/>
        </text:list-item>
      </text:list>
      <text:p text:style-name="P14">-In SQL Server there are two system tables “Inserted” and “Deleted” called Magic tables.</text:p>
      <text:p text:style-name="P14"/>
      <text:p text:style-name="P14">-These are not the physical tables but the virtual tables generally used with the triggers to retrieve the inserted, deleted or updated rows.</text:p>
      <text:p text:style-name="P14"/>
      <text:list xml:id="list165027160679757" text:continue-numbering="true" text:style-name="L7">
        <text:list-item>
          <text:p text:style-name="P43">Explain Collation?</text:p>
          <text:p text:style-name="P62"/>
        </text:list-item>
      </text:list>
      <text:p text:style-name="P14"><text:soft-page-break/>Ans. It is a set of rules that is used to determine that how character data can be compared and sorted.</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6T18:33:29.475268158</meta:creation-date>
    <dc:date>2017-04-18T16:50:25.301547684</dc:date>
    <meta:editing-duration>PT1H8M50S</meta:editing-duration>
    <meta:editing-cycles>23</meta:editing-cycles>
    <meta:generator>LibreOffice/5.2.4.2.1$Linux_X86_64 LibreOffice_project/20m0$Build-2</meta:generator>
    <meta:document-statistic meta:table-count="0" meta:image-count="0" meta:object-count="0" meta:page-count="10" meta:paragraph-count="152" meta:word-count="3056" meta:character-count="17730" meta:non-whitespace-character-count="14837"/>
  </office:meta>
</office:document-meta>
</file>